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416cm" fo:break-before="auto" style:use-optimal-row-height="true"/>
    </style:style>
    <style:style style:name="ro2" style:family="table-row">
      <style:table-row-properties style:row-height="2.2cm" fo:break-before="auto" style:use-optimal-row-height="false"/>
    </style:style>
    <style:style style:name="ro3" style:family="table-row">
      <style:table-row-properties style:row-height="0.965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3" number:language="en" number:country="IN" number:automatic-order="true">
      <number:day number:style="long"/>
      <number:text>/</number:text>
      <number:month number:textual="true"/>
    </number:date-style>
    <style:style style:name="ce1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106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Excel_20_Built-in_20_Normal" style:data-style-name="N8033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 style:data-style-name="N803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 style:data-style-name="N8033">
      <style:table-cell-properties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" style:family="table-cell" style:parent-style-name="Excel_20_Built-in_20_Normal" style:data-style-name="N803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 style:data-style-name="N803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Excel_20_Built-in_20_Normal" style:data-style-name="N803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14"/>
        <table:table-row table:style-name="ro1">
          <table:table-cell office:value-type="float" office:value="1">
            <text:p>1</text:p>
          </table:table-cell>
          <table:table-cell table:style-name="ce1" office:value-type="date" office:date-value="2020-08-10">
            <text:p>Monday10 Aug 2020</text:p>
          </table:table-cell>
          <table:table-cell table:style-name="ce7" office:value-type="string">
            <text:p><text:s/>- A sample app - Structure of the program </text:p>
            <text:p><text:s/>- Object Oriented Programming </text:p>
            <text:p><text:s/>- Objects and Class hands-o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date" office:date-value="2020-08-11">
            <text:p>Tuesday11 Aug 2020</text:p>
          </table:table-cell>
          <table:table-cell table:style-name="ce8" office:value-type="string">
            <text:p><text:s/>- Principles of OO </text:p>
            <text:p><text:s/>- Abstraction </text:p>
            <text:p><text:s/>- Polymorphism </text:p>
            <text:p><text:s/>- Inheritance </text:p>
            <text:p><text:s/>- Encapsulation 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date" office:date-value="2020-08-12">
            <text:p>Wednesday12 Aug 2020</text:p>
          </table:table-cell>
          <table:table-cell table:style-name="ce8" office:value-type="string">
            <text:p><text:s/>- Exceptions and Handling <text:s/></text:p>
            <text:p><text:s/>- Interface Driven Design 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date" office:date-value="2020-08-13">
            <text:p>Thursday13 Aug 2020</text:p>
          </table:table-cell>
          <table:table-cell table:style-name="ce9" office:value-type="string">
            <text:p><text:s/>- SOLID Design (With Examples)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date" office:date-value="2020-08-14">
            <text:p>Friday14 Aug 2020</text:p>
          </table:table-cell>
          <table:table-cell table:style-name="ce8" office:value-type="string">
            <text:p><text:s/>- Threads and Multithreading 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date" office:date-value="2020-08-15">
            <text:p>Saturday15 Aug 2020</text:p>
          </table:table-cell>
          <table:table-cell table:style-name="ce8" office:value-type="string">
            <text:p><text:s/>- Metrics and Logs </text:p>
          </table:table-cell>
        </table:table-row>
        <table:table-row table:style-name="ro5">
          <table:table-cell office:value-type="float" office:value="7">
            <text:p>7</text:p>
          </table:table-cell>
          <table:table-cell table:style-name="ce1" office:value-type="date" office:date-value="2020-08-17">
            <text:p>Monday17 Aug 2020</text:p>
          </table:table-cell>
          <table:table-cell table:style-name="ce8" office:value-type="string">
            <text:p><text:s/>- Databases and Data access patterns </text:p>
            <text:p>- Connect to In Memory DB</text:p>
            <text:p><text:s/>- Databases and Data access patterns </text:p>
            <text:p>- Connect to In Memory D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date" office:date-value="2020-08-18">
            <text:p>Tuesday18 Aug 2020</text:p>
          </table:table-cell>
          <table:table-cell table:style-name="ce8" office:value-type="string">
            <text:p><text:s/>- DAO Concepts with Postgres</text:p>
            <text:p>- Caching - DAO Concepts with Postgres</text:p>
            <text:p>- Caching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date" office:date-value="2020-08-19">
            <text:p>Wednesday19 Aug 2020</text:p>
          </table:table-cell>
          <table:table-cell table:style-name="ce10" office:value-type="string">
            <text:p><text:s/>- Introduction to Testing</text:p>
            <text:p>- <text:s/>Test Pyramid </text:p>
            <text:p><text:s/>- Unit Testing using JUnit 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style-name="ce1" office:value-type="date" office:date-value="2020-08-20">
            <text:p>Thursday20 Aug 2020</text:p>
          </table:table-cell>
          <table:table-cell table:style-name="ce11" office:value-type="string">
            <text:p>Mocking Frameworks_x000D_</text:p>
            <text:p>Test Metrics using SonarQubeMocking Frameworks_x000D_</text:p>
            <text:p>Test Metrics using SonarQub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date" office:date-value="2020-08-21">
            <text:p>Friday21 Aug 2020</text:p>
          </table:table-cell>
          <table:table-cell table:style-name="ce12" office:value-type="string">
            <text:p><text:s/>- Introduction to REST </text:p>
            <text:p><text:s/>- Create/Convert Web Service to REST Service </text:p>
            <text:p><text:s/>- Implement CRUD Operations 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3" office:value-type="date" office:date-value="2020-08-22">
            <text:p>Saturday22 Aug 2020</text:p>
          </table:table-cell>
          <table:table-cell table:style-name="ce8" office:value-type="string">
            <text:p><text:s/>- Introduction to Microservices </text:p>
            <text:p><text:s/>- Alignement to SOLID principles </text:p>
            <text:p>- <text:s/>Introduction to Springboot</text:p>
            <text:p/>
          </table:table-cell>
        </table:table-row>
        <table:table-row table:style-name="ro5">
          <table:table-cell office:value-type="float" office:value="13">
            <text:p>13</text:p>
          </table:table-cell>
          <table:table-cell table:style-name="ce3" office:value-type="date" office:date-value="2020-08-28">
            <text:p>Friday28 Aug 2020</text:p>
          </table:table-cell>
          <table:table-cell table:style-name="ce8" office:value-type="string">
            <text:p>- Springboot continued </text:p>
            <text:p>- <text:s/>Overview of important Annotations</text:p>
            <text:p><text:s/>- Design a solution using microservices </text:p>
            <text:p/>
          </table:table-cell>
        </table:table-row>
        <table:table-row table:style-name="ro3">
          <table:table-cell office:value-type="float" office:value="14">
            <text:p>14</text:p>
          </table:table-cell>
          <table:table-cell table:style-name="ce4" office:value-type="date" office:date-value="2020-08-29">
            <text:p>Saturday29 Aug 2020</text:p>
          </table:table-cell>
          <table:table-cell table:style-name="ce12" office:value-type="string">
            <text:p><text:s/>- Microservices development continues </text:p>
            <text:p><text:s/>- Asynchronous Programming </text:p>
          </table:table-cell>
        </table:table-row>
        <table:table-row table:style-name="ro6">
          <table:table-cell office:value-type="float" office:value="15">
            <text:p>15</text:p>
          </table:table-cell>
          <table:table-cell table:style-name="ce4" office:value-type="date" office:date-value="2020-08-30">
            <text:p>Sunday30 Aug 2020</text:p>
          </table:table-cell>
          <table:table-cell table:style-name="ce13" office:value-type="string">
            <text:p>Java Challenge for all the 10 groups</text:p>
          </table:table-cell>
        </table:table-row>
        <table:table-row table:style-name="ro6" table:number-rows-repeated="11">
          <table:table-cell/>
          <table:table-cell table:style-name="ce5"/>
          <table:table-cell/>
        </table:table-row>
        <table:table-row table:style-name="ro6" table:number-rows-repeated="1048549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date-style style:name="N106">
      <number:day-of-week number:style="long"/>
      <number:day/>
      <number:text> </number:text>
      <number:month number:textual="true"/>
      <number:text> </number:text>
      <number:year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18/08/2020</text:date>, <text:time>21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od Kumar</meta:initial-creator>
    <meta:creation-date>2020-08-18T18:01:02</meta:creation-date>
    <dc:date>2020-08-18T21:05:25</dc:date>
    <dc:creator>Vinod Kumar</dc:creator>
    <meta:editing-duration>PT2H49M16S</meta:editing-duration>
    <meta:editing-cycles>1</meta:editing-cycles>
    <meta:document-statistic meta:table-count="3" meta:cell-count="45" meta:object-count="0"/>
    <meta:generator>OpenOffice/4.1.7$Unix OpenOffice.org_project/417m1$Build-9800</meta:generator>
  </office:meta>
</office:document-meta>
</file>